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kinDescription.getBa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getThumbnai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setThumbnailPath( String thumbnai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setBasePath( String bas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